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9" style:family="table">
      <style:table-properties style:width="8.938cm" table:align="margins" style:may-break-between-rows="false"/>
    </style:style>
    <style:style style:name="Táblázat19.A" style:family="table-column">
      <style:table-column-properties style:column-width="0.406cm" style:rel-column-width="2969*"/>
    </style:style>
    <style:style style:name="Táblázat19.B" style:family="table-column">
      <style:table-column-properties style:column-width="0.407cm" style:rel-column-width="2982*"/>
    </style:style>
    <style:style style:name="Táblázat19.O" style:family="table-column">
      <style:table-column-properties style:column-width="0.427cm" style:rel-column-width="3126*"/>
    </style:style>
    <style:style style:name="Táblázat19.P" style:family="table-column">
      <style:table-column-properties style:column-width="0.386cm" style:rel-column-width="2837*"/>
    </style:style>
    <style:style style:name="Táblázat19.V" style:family="table-column">
      <style:table-column-properties style:column-width="0.399cm" style:rel-column-width="2927*"/>
    </style:style>
    <style:style style:name="Táblázat19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19.P1" style:family="table-cell">
      <style:table-cell-properties fo:padding="0.101cm" fo:border="0.05pt solid #000000"/>
    </style:style>
    <style:style style:name="Táblázat19.2" style:family="table-row">
      <style:table-row-properties style:min-row-height="0.508cm"/>
    </style:style>
    <style:style style:name="Táblázat19.A2" style:family="table-cell">
      <style:table-cell-properties fo:background-color="#808080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áblázat19.K2" style:family="table-cell">
      <style:table-cell-properties fo:background-color="transparent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áblázat19.T2" style:family="table-cell">
      <style:table-cell-properties fo:background-color="transparent" fo:padding="0.101cm" fo:border-left="1.05pt solid #000000" fo:border-right="none" fo:border-top="1.05pt solid #000000" fo:border-bottom="1.05pt solid #000000">
        <style:background-image/>
      </style:table-cell-properties>
    </style:style>
    <style:style style:name="Táblázat19.V2" style:family="table-cell">
      <style:table-cell-properties fo:background-color="transparent" fo:padding="0.101cm" fo:border="0.05pt solid #000000">
        <style:background-image/>
      </style:table-cell-properties>
    </style:style>
    <style:style style:name="Táblázat19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20" style:family="table">
      <style:table-properties style:width="9.215cm" table:align="margins" style:may-break-between-rows="false"/>
    </style:style>
    <style:style style:name="Táblázat20.A" style:family="table-column">
      <style:table-column-properties style:column-width="3.508cm" style:rel-column-width="24950*"/>
    </style:style>
    <style:style style:name="Táblázat20.B" style:family="table-column">
      <style:table-column-properties style:column-width="1.099cm" style:rel-column-width="7817*"/>
    </style:style>
    <style:style style:name="Táblázat20.D" style:family="table-column">
      <style:table-column-properties style:column-width="1.099cm" style:rel-column-width="7818*"/>
    </style:style>
    <style:style style:name="Táblázat20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20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20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2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3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4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5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6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21" style:family="table">
      <style:table-properties style:width="9.215cm" table:align="margins" style:may-break-between-rows="false"/>
    </style:style>
    <style:style style:name="Táblázat21.A" style:family="table-column">
      <style:table-column-properties style:column-width="9.215cm" style:rel-column-width="65535*"/>
    </style:style>
    <style:style style:name="Táblázat21.A1" style:family="table-cell">
      <style:table-cell-properties fo:padding="0cm" fo:border="0.05pt solid #000000"/>
    </style:style>
    <style:style style:name="Táblázat21.A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">
      <style:paragraph-properties fo:margin-left="0cm" fo:margin-right="0cm" fo:margin-top="0cm" fo:margin-bottom="0.101cm" style:contextual-spacing="false" fo:text-indent="0cm" style:auto-text-indent="false" style:page-number="auto" fo:break-before="page">
        <style:tab-stops>
          <style:tab-stop style:position="9.151cm"/>
        </style:tab-stops>
      </style:paragraph-properties>
      <style:text-properties fo:font-size="9pt" officeooo:paragraph-rsid="001a553d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.101cm" style:contextual-spacing="false" fo:text-indent="0cm" style:auto-text-indent="false">
        <style:tab-stops>
          <style:tab-stop style:position="9.107cm"/>
        </style:tab-stops>
      </style:paragraph-properties>
      <style:text-properties fo:font-weight="bold" officeooo:paragraph-rsid="001a553d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>
        <style:tab-stops>
          <style:tab-stop style:position="6.02cm" style:type="right"/>
        </style:tab-stops>
      </style:paragraph-properties>
      <style:text-properties fo:font-size="9pt" officeooo:paragraph-rsid="001a553d" style:font-size-asian="9pt" style:font-size-complex="9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9pt" officeooo:paragraph-rsid="001a553d" style:font-size-asian="9pt" style:font-size-complex="9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paragraph-rsid="001a553d"/>
    </style:style>
    <style:style style:name="P6" style:family="paragraph" style:parent-style-name="Text_20_body">
      <style:paragraph-properties fo:margin-left="0cm" fo:margin-right="0cm" fo:text-indent="0cm" style:auto-text-indent="false">
        <style:tab-stops>
          <style:tab-stop style:position="4.657cm" style:type="center"/>
          <style:tab-stop style:position="5.874cm" style:type="center"/>
          <style:tab-stop style:position="7.038cm" style:type="center"/>
          <style:tab-stop style:position="8.357cm" style:type="center"/>
        </style:tab-stops>
      </style:paragraph-properties>
      <style:text-properties fo:font-size="8pt" officeooo:paragraph-rsid="001a553d" style:font-size-asian="8pt" style:font-size-complex="8pt"/>
    </style:style>
    <style:style style:name="P7" style:family="paragraph" style:parent-style-name="Text_20_body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2.514cm"/>
          <style:tab-stop style:position="5.115cm"/>
          <style:tab-stop style:position="5.8cm"/>
          <style:tab-stop style:position="8.357cm"/>
        </style:tab-stops>
      </style:paragraph-properties>
      <style:text-properties fo:font-size="9pt" officeooo:paragraph-rsid="001a553d" style:font-size-asian="9pt" style:font-size-complex="9pt"/>
    </style:style>
    <style:style style:name="P8" style:family="paragraph" style:parent-style-name="Text_20_body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6.505cm"/>
          <style:tab-stop style:position="9.172cm"/>
        </style:tab-stops>
      </style:paragraph-properties>
      <style:text-properties fo:font-size="9pt" officeooo:paragraph-rsid="001a553d" style:font-size-asian="9pt" style:font-size-complex="9pt"/>
    </style:style>
    <style:style style:name="P9" style:family="paragraph" style:parent-style-name="Text_20_body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9.151cm"/>
        </style:tab-stops>
      </style:paragraph-properties>
      <style:text-properties fo:font-size="9pt" officeooo:paragraph-rsid="001a553d" style:font-size-asian="9pt" style:font-size-complex="9pt"/>
    </style:style>
    <style:style style:name="P10" style:family="paragraph" style:parent-style-name="Text_20_body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2.514cm"/>
        </style:tab-stops>
      </style:paragraph-properties>
      <style:text-properties fo:font-size="9pt" officeooo:paragraph-rsid="001a553d" style:font-size-asian="9pt" style:font-size-complex="9pt"/>
    </style:style>
    <style:style style:name="P11" style:family="paragraph" style:parent-style-name="Text_20_body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9.151cm"/>
        </style:tab-stops>
      </style:paragraph-properties>
      <style:text-properties fo:font-size="9pt" style:text-underline-style="solid" style:text-underline-width="auto" style:text-underline-color="font-color" officeooo:paragraph-rsid="001a553d" style:font-size-asian="9pt" style:font-size-complex="9pt"/>
    </style:style>
    <style:style style:name="P12" style:family="paragraph" style:parent-style-name="Text_20_body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none" officeooo:paragraph-rsid="001a553d" style:font-size-asian="9pt" style:font-size-complex="9pt"/>
    </style:style>
    <style:style style:name="P13" style:family="paragraph" style:parent-style-name="Text_20_body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3.727cm"/>
          <style:tab-stop style:position="5.292cm"/>
          <style:tab-stop style:position="9.04cm"/>
        </style:tab-stops>
      </style:paragraph-properties>
      <style:text-properties fo:font-size="9pt" style:text-underline-style="none" officeooo:paragraph-rsid="001a553d" style:font-size-asian="9pt" style:font-size-complex="9pt"/>
    </style:style>
    <style:style style:name="P14" style:family="paragraph" style:parent-style-name="Text_20_body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9.172cm"/>
        </style:tab-stops>
      </style:paragraph-properties>
      <style:text-properties fo:font-size="9pt" fo:font-weight="bold" officeooo:paragraph-rsid="001a553d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0.926cm"/>
          <style:tab-stop style:position="1.963cm"/>
          <style:tab-stop style:position="3.33cm"/>
          <style:tab-stop style:position="4.366cm"/>
          <style:tab-stop style:position="5.271cm"/>
          <style:tab-stop style:position="6.306cm"/>
          <style:tab-stop style:position="7.564cm"/>
        </style:tab-stops>
      </style:paragraph-properties>
      <style:text-properties fo:font-size="8pt" fo:font-weight="normal" officeooo:paragraph-rsid="001a553d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left="0cm" fo:margin-right="0cm" fo:margin-top="0cm" fo:margin-bottom="0.199cm" style:contextual-spacing="false" fo:text-indent="0cm" style:auto-text-indent="false" fo:break-before="column">
        <style:tab-stops>
          <style:tab-stop style:position="3.66cm"/>
          <style:tab-stop style:position="9.063cm"/>
        </style:tab-stops>
      </style:paragraph-properties>
      <style:text-properties fo:font-size="9pt" style:text-underline-style="none" officeooo:paragraph-rsid="001a553d" style:font-size-asian="9pt" style:font-size-complex="9pt"/>
    </style:style>
    <style:style style:name="P17" style:family="paragraph" style:parent-style-name="Standard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8.49cm"/>
        </style:tab-stops>
      </style:paragraph-properties>
      <style:text-properties style:text-underline-style="solid" style:text-underline-width="auto" style:text-underline-color="font-color" officeooo:paragraph-rsid="001a553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8.49cm"/>
        </style:tab-stops>
      </style:paragraph-properties>
      <style:text-properties style:text-underline-style="none" officeooo:paragraph-rsid="001a553d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8pt" fo:font-weight="bold" officeooo:paragraph-rsid="001a553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fo:font-weight="bold" officeooo:paragraph-rsid="001a553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9pt" officeooo:rsid="0024c608" officeooo:paragraph-rsid="001a553d" style:font-size-asian="9pt" style:font-size-complex="9pt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024c608" officeooo:paragraph-rsid="001a553d" style:font-size-asian="9pt" style:font-size-complex="9pt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9pt" officeooo:paragraph-rsid="001a553d" style:font-size-asian="9pt" style:font-size-complex="9pt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paragraph-rsid="001a553d" style:font-size-asian="9pt" style:font-size-complex="9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9pt" officeooo:rsid="001a553d" officeooo:paragraph-rsid="001a553d" style:font-size-asian="9pt" style:font-size-complex="9pt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01a553d" officeooo:paragraph-rsid="001a553d" style:font-size-asian="9pt" style:font-size-complex="9pt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01e2ce1" officeooo:paragraph-rsid="001e2ce1" style:font-size-asian="9pt" style:font-size-complex="9pt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9pt" officeooo:rsid="001e2ce1" officeooo:paragraph-rsid="001e2ce1" style:font-size-asian="9pt" style:font-size-complex="9pt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ff0000" fo:font-size="9pt" officeooo:rsid="002a60f8" officeooo:paragraph-rsid="001a553d" style:font-size-asian="9pt" style:font-size-complex="9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9pt" officeooo:rsid="00288583" officeooo:paragraph-rsid="001a553d" style:font-size-asian="9pt" style:font-size-complex="9pt"/>
    </style:style>
    <style:style style:name="P31" style:family="paragraph" style:parent-style-name="Standard">
      <style:text-properties fo:font-weight="normal" officeooo:rsid="001d8204" officeooo:paragraph-rsid="001d8204" style:font-weight-asian="normal" style:font-weight-complex="normal"/>
    </style:style>
    <style:style style:name="P32" style:family="paragraph" style:parent-style-name="Standard">
      <style:paragraph-properties fo:margin-left="-0.446cm" fo:margin-right="0cm" fo:text-indent="0cm" style:auto-text-indent="false"/>
      <style:text-properties fo:font-weight="bold" style:font-weight-asian="bold" style:font-weight-complex="bold"/>
    </style:style>
    <style:style style:name="P33" style:family="paragraph" style:parent-style-name="Standard">
      <style:paragraph-properties fo:margin-left="-0.446cm" fo:margin-right="0cm" fo:text-indent="0cm" style:auto-text-indent="false"/>
      <style:text-properties fo:font-weight="normal" officeooo:rsid="001d8204" officeooo:paragraph-rsid="001d8204" style:font-weight-asian="normal" style:font-weight-complex="normal"/>
    </style:style>
    <style:style style:name="P34" style:family="paragraph" style:parent-style-name="Standard">
      <style:paragraph-properties fo:margin-left="-0.446cm" fo:margin-right="0cm" fo:text-indent="0cm" style:auto-text-indent="false"/>
      <style:text-properties fo:font-size="9pt" fo:font-weight="normal" officeooo:rsid="001d8204" officeooo:paragraph-rsid="001e2ce1" style:font-size-asian="9pt" style:font-weight-asian="normal" style:font-size-complex="9pt" style:font-weight-complex="normal"/>
    </style:style>
    <style:style style:name="P35" style:family="paragraph" style:parent-style-name="Standard" style:master-page-name="">
      <style:paragraph-properties fo:margin-left="-0.446cm" fo:margin-right="0cm" fo:text-indent="0cm" style:auto-text-indent="false" style:page-number="auto">
        <style:tab-stops>
          <style:tab-stop style:position="17.687cm"/>
        </style:tab-stops>
      </style:paragraph-properties>
      <style:text-properties style:text-underline-style="solid" style:text-underline-width="auto" style:text-underline-color="font-color"/>
    </style:style>
    <style:style style:name="P36" style:family="paragraph" style:parent-style-name="Standard" style:list-style-name="L1">
      <style:text-properties fo:font-weight="normal" officeooo:rsid="001d8204" officeooo:paragraph-rsid="001d8204" style:font-weight-asian="normal" style:font-weight-complex="normal"/>
    </style:style>
    <style:style style:name="P37" style:family="paragraph" style:parent-style-name="Standard" style:list-style-name="L1">
      <style:paragraph-properties fo:margin-left="1.251cm" fo:margin-right="0cm" fo:text-indent="-0.635cm" style:auto-text-indent="false"/>
      <style:text-properties fo:font-weight="normal" officeooo:rsid="001d8204" officeooo:paragraph-rsid="001d8204" style:font-weight-asian="normal" style:font-weight-complex="normal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029fb34" officeooo:paragraph-rsid="0029fb34" style:font-size-asian="9pt" style:font-size-complex="9pt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9pt" officeooo:rsid="0029fb34" officeooo:paragraph-rsid="0029fb34" style:font-size-asian="9pt" style:font-size-complex="9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25c432" style:font-weight-asian="normal" style:font-weight-complex="normal"/>
    </style:style>
    <style:style style:name="T5" style:family="text">
      <style:text-properties style:text-underline-style="none" fo:font-weight="normal" officeooo:rsid="001eb7ac" style:font-weight-asian="normal" style:font-weight-complex="normal"/>
    </style:style>
    <style:style style:name="T6" style:family="text">
      <style:text-properties style:text-underline-style="none" officeooo:rsid="001c4e3b"/>
    </style:style>
    <style:style style:name="T7" style:family="text">
      <style:text-properties style:text-underline-style="none" officeooo:rsid="001eb7a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officeooo:rsid="001eb7ac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1a553d"/>
    </style:style>
    <style:style style:name="T11" style:family="text">
      <style:text-properties style:text-underline-style="solid" style:text-underline-width="auto" style:text-underline-color="font-color" officeooo:rsid="0024c608"/>
    </style:style>
    <style:style style:name="T12" style:family="text">
      <style:text-properties style:text-underline-style="solid" style:text-underline-width="auto" style:text-underline-color="font-color" officeooo:rsid="001eb7ac"/>
    </style:style>
    <style:style style:name="T13" style:family="text">
      <style:text-properties fo:color="#00ae00" style:text-underline-style="solid" style:text-underline-width="auto" style:text-underline-color="font-color" fo:font-weight="bold" officeooo:rsid="00288583" style:font-weight-asian="bold" style:font-weight-complex="bold"/>
    </style:style>
    <style:style style:name="T14" style:family="text">
      <style:text-properties fo:color="#00ae00" style:text-underline-style="solid" style:text-underline-width="auto" style:text-underline-color="font-color" fo:font-weight="bold" officeooo:rsid="001c4e3b" style:font-weight-asian="bold" style:font-weight-complex="bold"/>
    </style:style>
    <style:style style:name="T15" style:family="text">
      <style:text-properties fo:color="#00ae00" style:text-underline-style="solid" style:text-underline-width="auto" style:text-underline-color="font-color" fo:font-weight="bold" officeooo:rsid="0026f8d2" style:font-weight-asian="bold" style:font-weight-complex="bold"/>
    </style:style>
    <style:style style:name="T16" style:family="text">
      <style:text-properties fo:color="#00ae00" fo:font-size="8pt" style:text-underline-style="solid" style:text-underline-width="auto" style:text-underline-color="font-color" fo:font-weight="bold" officeooo:rsid="00288583" style:font-size-asian="8pt" style:font-weight-asian="bold" style:font-size-complex="8pt" style:font-weight-complex="bold"/>
    </style:style>
    <style:style style:name="T17" style:family="text">
      <style:text-properties fo:color="#00ae00" fo:font-size="8pt" style:text-underline-style="solid" style:text-underline-width="auto" style:text-underline-color="font-color" fo:font-weight="bold" officeooo:rsid="001a553d" style:font-size-asian="8pt" style:font-weight-asian="bold" style:font-size-complex="8pt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0" style:family="text">
      <style:text-properties fo:font-size="9pt" fo:font-weight="normal" officeooo:rsid="001c4e3b" style:font-size-asian="9pt" style:font-weight-asian="normal" style:font-size-complex="9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position="super 58%" fo:font-size="8pt" style:font-size-asian="8pt" style:font-size-complex="8pt"/>
    </style:style>
    <style:style style:name="T23" style:family="text">
      <style:text-properties style:text-position="super 58%" fo:font-size="8pt" style:text-underline-style="none" style:font-size-asian="8pt" style:font-size-complex="8pt"/>
    </style:style>
    <style:style style:name="T24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25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T26" style:family="text">
      <style:text-properties fo:font-size="8pt" style:text-underline-style="none" style:font-size-asian="8pt" style:font-size-complex="8pt"/>
    </style:style>
    <style:style style:name="T27" style:family="text">
      <style:text-properties fo:font-size="8pt" style:text-underline-style="none" officeooo:rsid="0025c432" style:font-size-asian="8pt" style:font-size-complex="8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officeooo:rsid="001c4e3b" style:font-size-asian="8pt" style:font-size-complex="8pt"/>
    </style:style>
    <style:style style:name="T30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31" style:family="text">
      <style:text-properties fo:font-size="7pt" style:text-underline-style="solid" style:text-underline-width="auto" style:text-underline-color="font-color" fo:font-weight="normal" officeooo:rsid="001d7cf8" style:font-size-asian="7pt" style:font-weight-asian="normal" style:font-size-complex="7pt" style:font-weight-complex="normal"/>
    </style:style>
    <style:style style:name="T32" style:family="text">
      <style:text-properties fo:font-size="7pt" style:font-size-asian="7pt" style:font-size-complex="7pt"/>
    </style:style>
    <style:style style:name="T33" style:family="text">
      <style:text-properties style:font-name="Tahoma1"/>
    </style:style>
    <style:style style:name="T34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35" style:family="text">
      <style:text-properties style:font-name="Tahoma1" fo:font-size="7pt" style:text-underline-style="solid" style:text-underline-width="auto" style:text-underline-color="font-color" officeooo:rsid="001eb7ac" style:font-size-asian="7pt" style:font-size-complex="7pt"/>
    </style:style>
    <style:style style:name="T36" style:family="text">
      <style:text-properties style:font-name="Tahoma1" style:text-underline-style="solid" style:text-underline-width="auto" style:text-underline-color="font-color"/>
    </style:style>
    <style:style style:name="T37" style:family="text">
      <style:text-properties officeooo:rsid="001b44ee"/>
    </style:style>
    <style:style style:name="T38" style:family="text">
      <style:text-properties officeooo:rsid="001e2ce1"/>
    </style:style>
    <style:style style:name="T39" style:family="text">
      <style:text-properties officeooo:rsid="001eb7ac"/>
    </style:style>
    <style:style style:name="T40" style:family="text">
      <style:text-properties officeooo:rsid="00209e8f"/>
    </style:style>
    <style:style style:name="T41" style:family="text">
      <style:text-properties officeooo:rsid="00215c4d"/>
    </style:style>
    <style:style style:name="T42" style:family="text">
      <style:text-properties officeooo:rsid="00228ab6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2574b6" style:font-weight-asian="normal" style:font-weight-complex="normal"/>
    </style:style>
    <style:style style:name="T45" style:family="text">
      <style:text-properties officeooo:rsid="0026f8d2"/>
    </style:style>
    <style:style style:name="T46" style:family="text">
      <style:text-properties officeooo:rsid="0028ccd8"/>
    </style:style>
    <style:style style:name="T47" style:family="text">
      <style:text-properties officeooo:rsid="00296404"/>
    </style:style>
    <style:style style:name="T48" style:family="text">
      <style:text-properties officeooo:rsid="002aa70d"/>
    </style:style>
    <style:style style:name="Sect1" style:family="section">
      <style:section-properties text:dont-balance-text-columns="true" fo:margin-left="-0.448cm" fo:margin-right="-0.803cm" style:editable="false">
        <style:columns fo:column-count="2">
          <style:column style:rel-width="4994*" fo:start-indent="0cm" fo:end-indent="0.049cm"/>
          <style:column style:rel-width="5146*" fo:start-indent="0.0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4cm" fo:text-indent="-0.635cm" fo:margin-left="0.8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59cm" fo:text-indent="-0.635cm" fo:margin-left="1.4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94cm" fo:text-indent="-0.635cm" fo:margin-left="2.0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9cm" fo:text-indent="-0.635cm" fo:margin-left="2.7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64cm" fo:text-indent="-0.635cm" fo:margin-left="3.3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99cm" fo:text-indent="-0.635cm" fo:margin-left="3.9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634cm" fo:text-indent="-0.635cm" fo:margin-left="4.6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269cm" fo:text-indent="-0.635cm" fo:margin-left="5.2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904cm" fo:text-indent="-0.635cm" fo:margin-left="5.9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539cm" fo:text-indent="-0.635cm" fo:margin-left="6.539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zakasz7">
        <text:p text:style-name="P1"><text:span text:style-name="T2">Név, jellemző, szint: </text:span><text:span text:style-name="T13">C</text:span><text:span text:style-name="T14">ygni</text:span><text:span text:style-name="T15">a</text:span><text:span text:style-name="T16">, </text:span><text:span text:style-name="T17">a gazda lánya (novicus boszorkány)</text:span><text:span text:style-name="T31"> </text:span></text:p>
        <text:p text:style-name="P2"><text:span text:style-name="T18">Fegyverei: <text:s/></text:span><text:span text:style-name="T20">nincsenek</text:span><text:span text:style-name="T19"> </text:span></text:p>
        <table:table table:name="Táblázat19" table:style-name="Táblázat19">
          <table:table-column table:style-name="Táblázat19.A"/>
          <table:table-column table:style-name="Táblázat19.B" table:number-columns-repeated="13"/>
          <table:table-column table:style-name="Táblázat19.O"/>
          <table:table-column table:style-name="Táblázat19.P"/>
          <table:table-column table:style-name="Táblázat19.B" table:number-columns-repeated="5"/>
          <table:table-column table:style-name="Táblázat19.V"/>
          <table:table-row>
            <table:table-cell table:style-name="Táblázat19.A1" table:number-columns-spanned="15" office:value-type="string">
              <text:p text:style-name="P3"><text:span text:style-name="T21">ÉP</text:span>: 1<text:span text:style-name="T37">2</text:span><text:tab/><text:span text:style-name="T28">páncél: </text:span><text:span text:style-name="T29">ninc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9.P1" table:number-columns-spanned="7" office:value-type="string">
              <text:p text:style-name="P4">SFÉ: <text:span text:style-name="T22">SZ</text:span><text:span text:style-name="T6">0/</text:span><text:span text:style-name="T1"> </text:span><text:span text:style-name="T23">V</text:span><text:span text:style-name="T6">0</text:span><text:span text:style-name="T1">/ </text:span><text:span text:style-name="T23">Z</text:span><text:span text:style-name="T11">0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9.2">
            <table:table-cell table:style-name="Táblázat19.A2" office:value-type="string">
              <text:p text:style-name="P4"/>
            </table:table-cell>
            <table:table-cell table:style-name="Táblázat19.A2" office:value-type="string">
              <text:p text:style-name="P4"/>
            </table:table-cell>
            <table:table-cell table:style-name="Táblázat19.A2" office:value-type="string">
              <text:p text:style-name="P4"/>
            </table:table-cell>
            <table:table-cell table:style-name="Táblázat19.A2" office:value-type="string">
              <text:p text:style-name="P4"/>
            </table:table-cell>
            <table:table-cell table:style-name="Táblázat19.A2" office:value-type="string">
              <text:p text:style-name="P4"/>
            </table:table-cell>
            <table:table-cell table:style-name="Táblázat19.A2" office:value-type="string">
              <text:p text:style-name="P4"/>
            </table:table-cell>
            <table:table-cell table:style-name="Táblázat19.A2" office:value-type="string">
              <text:p text:style-name="P4"/>
            </table:table-cell>
            <table:table-cell table:style-name="Táblázat19.A2" office:value-type="string">
              <text:p text:style-name="P4"/>
            </table:table-cell>
            <table:table-cell table:style-name="Táblázat19.A2" office:value-type="string">
              <text:p text:style-name="P4"/>
            </table:table-cell>
            <table:table-cell table:style-name="Táblázat19.A2" office:value-type="string">
              <text:p text:style-name="P4"/>
            </table:table-cell>
            <table:table-cell table:style-name="Táblázat19.K2" office:value-type="string">
              <text:p text:style-name="P4"/>
            </table:table-cell>
            <table:table-cell table:style-name="Táblázat19.K2" office:value-type="string">
              <text:p text:style-name="P4"/>
            </table:table-cell>
            <table:table-cell table:style-name="Táblázat19.K2" office:value-type="string">
              <text:p text:style-name="P4"/>
            </table:table-cell>
            <table:table-cell table:style-name="Táblázat19.K2" office:value-type="string">
              <text:p text:style-name="P4"/>
            </table:table-cell>
            <table:table-cell table:style-name="Táblázat19.K2" office:value-type="string">
              <text:p text:style-name="P4"/>
            </table:table-cell>
            <table:table-cell table:style-name="Táblázat19.K2" office:value-type="string">
              <text:p text:style-name="P4"/>
            </table:table-cell>
            <table:table-cell table:style-name="Táblázat19.K2" office:value-type="string">
              <text:p text:style-name="P4"/>
            </table:table-cell>
            <table:table-cell table:style-name="Táblázat19.K2" office:value-type="string">
              <text:p text:style-name="P4"/>
            </table:table-cell>
            <table:table-cell table:style-name="Táblázat19.K2" office:value-type="string">
              <text:p text:style-name="P4"/>
            </table:table-cell>
            <table:table-cell table:style-name="Táblázat19.T2" office:value-type="string">
              <text:p text:style-name="P4"/>
            </table:table-cell>
            <table:table-cell table:style-name="Táblázat19.K2" office:value-type="string">
              <text:p text:style-name="P4"/>
            </table:table-cell>
            <table:table-cell table:style-name="Táblázat19.V2" office:value-type="string">
              <text:p text:style-name="P4"/>
            </table:table-cell>
          </table:table-row>
          <table:table-row>
            <table:table-cell table:style-name="Táblázat19.A3" table:number-columns-spanned="22" office:value-type="string">
              <text:p text:style-name="P6"><text:tab/><text:span text:style-name="T41">-</text:span><text:tab/>-<text:span text:style-name="T41">7</text:span><text:tab/>-<text:span text:style-name="T40">1</text:span>7<text:tab/>-<text:span text:style-name="T40">2</text:span>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5"/>
        <text:p text:style-name="P7"><text:span text:style-name="T21">KÉ</text:span>: <text:span text:style-name="T39">xx</text:span><text:span text:style-name="T8"><text:tab/></text:span><text:span text:style-name="T1"> <text:s/>F1(</text:span><text:span text:style-name="T8"> <text:s/></text:span><text:span text:style-name="T12">nincs</text:span><text:span text:style-name="T1">): -</text:span><text:span text:style-name="T27"> </text:span><text:span text:style-name="T26">SP </text:span></text:p>
        <text:p text:style-name="P8"><text:span text:style-name="T21">TÉ</text:span>: <text:span text:style-name="T39">xx</text:span>,<text:span text:style-name="T8"><text:tab/></text:span><text:span text:style-name="T1"> T/K: __</text:span><text:span text:style-name="T7">1</text:span><text:span text:style-name="T8"><text:tab/></text:span></text:p>
        <text:p text:style-name="P9"><text:span text:style-name="T2">VÉ</text:span><text:span text:style-name="T1">: </text:span><text:span text:style-name="T7">xxx</text:span><text:span text:style-name="T8"><text:tab/></text:span></text:p>
        <text:p text:style-name="P11"><text:tab/></text:p>
        <text:p text:style-name="P12">Pajzs: -<text:tab/>Erőbónusz: <text:s/>-</text:p>
        <text:p text:style-name="P10"><text:span text:style-name="T2">CÉ</text:span><text:span text:style-name="T1">: </text:span><text:span text:style-name="T3">-</text:span><text:span text:style-name="T5">26</text:span></text:p>
        <text:p text:style-name="P14"><text:span text:style-name="T1">Puszta kézzel: KÉ:</text:span><text:span text:style-name="T8"> </text:span><text:span text:style-name="T12">x</text:span><text:span text:style-name="T1"> TÉ:</text:span><text:span text:style-name="T8"> </text:span><text:span text:style-name="T9">x</text:span><text:span text:style-name="T8"> <text:s text:c="7"/></text:span><text:span text:style-name="T1"><text:s/>VÉ: </text:span><text:span text:style-name="T9">x</text:span><text:span text:style-name="T3">___-</text:span><text:span text:style-name="T4">5</text:span><text:span text:style-name="T3">Z SP</text:span><text:span text:style-name="T8"><text:tab/></text:span></text:p>
        <text:p text:style-name="P15"><text:span text:style-name="T1">Erő: -</text:span><text:span text:style-name="T7">1</text:span><text:span text:style-name="T8"><text:tab/></text:span><text:span text:style-name="T1"> Edz: </text:span><text:span text:style-name="T7">2</text:span><text:span text:style-name="T8"><text:tab/></text:span><text:span text:style-name="T1"> Gyors: </text:span><text:span text:style-name="T7">2</text:span><text:span text:style-name="T8"><text:tab/></text:span><text:span text:style-name="T1"> Ügy: 4</text:span><text:span text:style-name="T8"><text:tab/></text:span><text:span text:style-name="T1"> IQ: </text:span><text:span text:style-name="T7">1</text:span><text:span text:style-name="T1"> <text:s/>Eml: </text:span><text:span text:style-name="T7">1</text:span><text:span text:style-name="T1"> </text:span><text:span text:style-name="T8"><text:tab/></text:span><text:span text:style-name="T1"> Önur: </text:span><text:span text:style-name="T7">0</text:span><text:span text:style-name="T1"> Fog: </text:span><text:span text:style-name="T7">2</text:span></text:p>
        <text:p text:style-name="P16"><text:span text:style-name="T30">H1:</text:span><text:span text:style-name="T8"> </text:span><text:span text:style-name="T10">közelharc</text:span><text:span text:style-name="T8"> <text:s/></text:span>: <text:span text:style-name="T8"><text:s/></text:span><text:span text:style-name="T10">1</text:span><text:span text:style-name="T8"> <text:s/></text:span><text:span text:style-name="T30">.sz </text:span><text:span text:style-name="T8">(</text:span><text:span text:style-name="T24">S</text:span><text:span text:style-name="T8"> <text:s text:c="2"/>)</text:span><text:tab/><text:span text:style-name="T32">Mesterfegyver (fegy, fok)</text:span><text:span text:style-name="T28">:</text:span> <text:span text:style-name="T10">0</text:span></text:p>
        <text:p text:style-name="P13"><text:span text:style-name="T34">H</text:span><text:span text:style-name="T35">2</text:span><text:span text:style-name="T34">:</text:span><text:span text:style-name="T36"> <text:s text:c="6"/></text:span><text:span text:style-name="T33">: </text:span><text:span text:style-name="T36"><text:s text:c="4"/></text:span><text:span text:style-name="T34">.sz </text:span><text:span text:style-name="T36">(</text:span><text:span text:style-name="T25">S</text:span><text:span text:style-name="T36"> <text:s text:c="2"/>)</text:span><text:span text:style-name="T33"> </text:span></text:p>
        <table:table table:name="Táblázat20" table:style-name="Táblázat20">
          <table:table-column table:style-name="Táblázat20.A"/>
          <table:table-column table:style-name="Táblázat20.B"/>
          <table:table-column table:style-name="Táblázat20.A"/>
          <table:table-column table:style-name="Táblázat20.D"/>
          <table:table-row>
            <table:table-cell table:style-name="Táblázat20.A1" office:value-type="string">
              <text:p text:style-name="P19">Képzettség, Fortély, Manőver</text:p>
            </table:table-cell>
            <table:table-cell table:style-name="Táblázat20.A1" office:value-type="string">
              <text:p text:style-name="P19">Értéke</text:p>
            </table:table-cell>
            <table:table-cell table:style-name="Táblázat20.A1" office:value-type="string">
              <text:p text:style-name="P19">Képzettség, Fortély, Manőver</text:p>
            </table:table-cell>
            <table:table-cell table:style-name="Táblázat20.D1" office:value-type="string">
              <text:p text:style-name="P19">Értéke</text:p>
            </table:table-cell>
          </table:table-row>
          <table:table-row>
            <table:table-cell table:style-name="Táblázat20.C10" office:value-type="string">
              <text:p text:style-name="P20">Fájdalomtűrés</text:p>
            </table:table-cell>
            <table:table-cell table:style-name="Táblázat20.B2" office:value-type="float" office:value="3">
              <text:p text:style-name="P21">3</text:p>
            </table:table-cell>
            <table:table-cell table:style-name="Táblázat20.C10" office:value-type="string">
              <text:p text:style-name="P29">TODO</text:p>
            </table:table-cell>
            <table:table-cell table:style-name="Táblázat20.D10" office:value-type="string">
              <text:p text:style-name="P23"/>
            </table:table-cell>
          </table:table-row>
          <table:table-row>
            <table:table-cell table:style-name="Táblázat20.C10" office:value-type="string">
              <text:p text:style-name="P24">Észlelés</text:p>
            </table:table-cell>
            <table:table-cell table:style-name="Táblázat20.B3" office:value-type="float" office:value="6">
              <text:p text:style-name="P25">6</text:p>
            </table:table-cell>
            <table:table-cell table:style-name="Táblázat20.C10" office:value-type="string">
              <text:p text:style-name="P20"/>
            </table:table-cell>
            <table:table-cell table:style-name="Táblázat20.D10" office:value-type="string">
              <text:p text:style-name="P23"/>
            </table:table-cell>
          </table:table-row>
          <table:table-row>
            <table:table-cell table:style-name="Táblázat20.C10" office:value-type="string">
              <text:p text:style-name="P24">Emberismeret</text:p>
            </table:table-cell>
            <table:table-cell table:style-name="Táblázat20.B4" office:value-type="float" office:value="6">
              <text:p text:style-name="P25">6</text:p>
            </table:table-cell>
            <table:table-cell table:style-name="Táblázat20.C10" office:value-type="string">
              <text:p text:style-name="P24"/>
            </table:table-cell>
            <table:table-cell table:style-name="Táblázat20.D10" office:value-type="string">
              <text:p text:style-name="P23"/>
            </table:table-cell>
          </table:table-row>
          <table:table-row>
            <table:table-cell table:style-name="Táblázat20.C10" office:value-type="string">
              <text:p text:style-name="P22">Történelemismeret</text:p>
            </table:table-cell>
            <table:table-cell table:style-name="Táblázat20.B5" office:value-type="float" office:value="4">
              <text:p text:style-name="P25">4</text:p>
            </table:table-cell>
            <table:table-cell table:style-name="Táblázat20.C10" office:value-type="string">
              <text:p text:style-name="P24"/>
            </table:table-cell>
            <table:table-cell table:style-name="Táblázat20.D10" office:value-type="string">
              <text:p text:style-name="P23"/>
            </table:table-cell>
          </table:table-row>
          <table:table-row>
            <table:table-cell table:style-name="Táblázat20.C10" office:value-type="string">
              <text:p text:style-name="P27">Herbalizmus</text:p>
            </table:table-cell>
            <table:table-cell table:style-name="Táblázat20.B6" office:value-type="float" office:value="8">
              <text:p text:style-name="P28">8</text:p>
            </table:table-cell>
            <table:table-cell table:style-name="Táblázat20.C10" office:value-type="string">
              <text:p text:style-name="P24"/>
            </table:table-cell>
            <table:table-cell table:style-name="Táblázat20.D10" office:value-type="string">
              <text:p text:style-name="P23"/>
            </table:table-cell>
          </table:table-row>
          <table:table-row>
            <table:table-cell table:style-name="Táblázat20.C10" office:value-type="string">
              <text:p text:style-name="P26">Bájolás</text:p>
            </table:table-cell>
            <table:table-cell table:style-name="Táblázat20.B10" office:value-type="string">
              <text:p text:style-name="P25">4</text:p>
            </table:table-cell>
            <table:table-cell table:style-name="Táblázat20.C10" office:value-type="string">
              <text:p text:style-name="P24"/>
            </table:table-cell>
            <table:table-cell table:style-name="Táblázat20.D10" office:value-type="string">
              <text:p text:style-name="P23"/>
            </table:table-cell>
          </table:table-row>
          <table:table-row>
            <table:table-cell table:style-name="Táblázat20.C10" office:value-type="string">
              <text:p text:style-name="P26">Csókmágia</text:p>
            </table:table-cell>
            <table:table-cell table:style-name="Táblázat20.B10" office:value-type="string">
              <text:p text:style-name="P25">4</text:p>
            </table:table-cell>
            <table:table-cell table:style-name="Táblázat20.C10" office:value-type="string">
              <text:p text:style-name="P24"/>
            </table:table-cell>
            <table:table-cell table:style-name="Táblázat20.D10" office:value-type="string">
              <text:p text:style-name="P23"/>
            </table:table-cell>
          </table:table-row>
          <table:table-row>
            <table:table-cell table:style-name="Táblázat20.C10" office:value-type="string">
              <text:p text:style-name="P38">Gyógyítás</text:p>
            </table:table-cell>
            <table:table-cell table:style-name="Táblázat20.B10" office:value-type="string">
              <text:p text:style-name="P39">4</text:p>
            </table:table-cell>
            <table:table-cell table:style-name="Táblázat20.C10" office:value-type="string">
              <text:p text:style-name="P24"/>
            </table:table-cell>
            <table:table-cell table:style-name="Táblázat20.D10" office:value-type="string">
              <text:p text:style-name="P23"/>
            </table:table-cell>
          </table:table-row>
          <table:table-row>
            <table:table-cell table:style-name="Táblázat20.C10" office:value-type="string">
              <text:p text:style-name="P24"/>
            </table:table-cell>
            <table:table-cell table:style-name="Táblázat20.B10" office:value-type="string">
              <text:p text:style-name="P23"/>
            </table:table-cell>
            <table:table-cell table:style-name="Táblázat20.C10" office:value-type="string">
              <text:p text:style-name="P24"/>
            </table:table-cell>
            <table:table-cell table:style-name="Táblázat20.D10" office:value-type="string">
              <text:p text:style-name="P23"/>
            </table:table-cell>
          </table:table-row>
          <table:table-row>
            <table:table-cell table:style-name="Táblázat20.A11" table:number-columns-spanned="4" office:value-type="string">
              <text:p text:style-name="P24">Speciális: </text:p>
            </table:table-cell>
            <table:covered-table-cell/>
            <table:covered-table-cell/>
            <table:covered-table-cell/>
          </table:table-row>
        </table:table>
        <text:p text:style-name="P18"/>
        <table:table table:name="Táblázat21" table:style-name="Táblázat21">
          <table:table-column table:style-name="Táblázat21.A"/>
          <table:table-row>
            <table:table-cell table:style-name="Táblázat21.A1" office:value-type="string">
              <text:p text:style-name="P24"><text:span text:style-name="T21">Leírás:</text:span><text:span text:style-name="T43"> </text:span><text:span text:style-name="T44">24 éves lány</text:span></text:p>
            </table:table-cell>
          </table:table-row>
          <table:table-row>
            <table:table-cell table:style-name="Táblázat21.A2" office:value-type="string">
              <text:p text:style-name="P22"/>
            </table:table-cell>
          </table:table-row>
        </table:table>
        <text:p text:style-name="P17"/>
      </text:section>
      <text:p text:style-name="P30"><text:s/></text:p>
      <text:p text:style-name="P34">→ <text:span text:style-name="T38">Egy közeli kis szekta boszorkánya tanította immár 4. éve. Csókmágiához és bájoláshoz ért némileg, illetve állattartás, Herbalizmus.</text:span></text:p>
      <text:p text:style-name="P35"><text:tab/></text:p>
      <text:p text:style-name="P32">Gazda: <text:span text:style-name="T42">Horhe</text:span></text:p>
      <text:p text:style-name="P33">→ Cygni<text:span text:style-name="T45">a</text:span> apja</text:p>
      <text:p text:style-name="P33">→ 3 lánya van</text:p>
      <text:list xml:id="list4545176745355274210" text:style-name="L1">
        <text:list-item>
          <text:p text:style-name="P36">Cygni<text:span text:style-name="T46">a</text:span> (legidősebb (24)<text:span text:style-name="T47">)</text:span></text:p>
        </text:list-item>
        <text:list-item>
          <text:p text:style-name="P36"><text:span text:style-name="T42">Shir</text:span> (20)</text:p>
        </text:list-item>
        <text:list-item>
          <text:p text:style-name="P37"><text:s/><text:span text:style-name="T48">széttépték a farkasok, akiket Kash'or idézett. Ha kiderül, Cygnia elég mérges lehet Kash'orra.</text:span></text:p>
        </text:list-item>
        <text:list-item>
          <text:p text:style-name="P36"><text:span text:style-name="T42">Auria</text:span> (16)</text:p>
          <text:p text:style-name="P36">→ ő lőtt a nyílpuskával</text:p>
        </text:list-item>
      </text:list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6:15:25.504000000</meta:creation-date>
    <dc:date>2015-04-03T23:22:54.818738535</dc:date>
    <meta:editing-duration>PT4H3M43S</meta:editing-duration>
    <meta:editing-cycles>17</meta:editing-cycles>
    <meta:generator>LibreOffice/4.2.7.2$Linux_X86_64 LibreOffice_project/420m0$Build-2</meta:generator>
    <meta:document-statistic meta:table-count="3" meta:image-count="0" meta:object-count="0" meta:page-count="1" meta:paragraph-count="49" meta:word-count="169" meta:character-count="957" meta:non-whitespace-character-count="788"/>
  </office:meta>
</office:document-meta>
</file>